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2" style:family="graphic" style:parent-style-name="standard">
      <style:graphic-properties draw:fill="solid" draw:fill-color="#ffffff" draw:auto-grow-height="false" fo:min-height="2.602cm" fo:min-width="7.102cm" fo:wrap-option="wrap" loext:decorative="false"/>
    </style:style>
    <style:style style:name="gr3" style:family="graphic" style:parent-style-name="standard">
      <style:graphic-properties draw:fill="solid" draw:fill-color="#ffffff" draw:auto-grow-height="false" fo:min-height="9.732cm" fo:min-width="14.732cm" fo:wrap-option="wrap" loext:decorative="false"/>
    </style:style>
    <style:style style:name="gr4" style:family="graphic" style:parent-style-name="standard">
      <style:graphic-properties draw:fill="solid" draw:fill-color="#ffffff" draw:auto-grow-height="false" fo:min-height="0.566cm" fo:min-width="13.066cm" fo:wrap-option="wrap" loext:decorative="false"/>
    </style:style>
    <style:style style:name="gr5" style:family="graphic" style:parent-style-name="standard">
      <style:graphic-properties draw:fill="solid" draw:fill-color="#ffffff" draw:auto-grow-height="false" fo:min-height="0.77cm" fo:min-width="2.27cm" fo:wrap-option="wrap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8" style:family="graphic" style:parent-style-name="standard">
      <style:graphic-properties draw:fill="solid" draw:fill-color="#ffffff" draw:auto-grow-height="false" fo:min-height="0.77cm" fo:min-width="3.27cm" fo:wrap-option="wrap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5.7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cm" svg:height="3.25cm" svg:x="3.5cm" svg:y="2.75cm">
          <draw:text-box>
            <text:p>TO DO List:</text:p>
            <text:p>Name: </text:p>
          </draw:text-box>
        </draw:frame>
        <draw:custom-shape draw:style-name="gr2" draw:text-style-name="P2" draw:layer="layout" svg:width="8.25cm" svg:height="3.5cm" svg:x="2.5cm" svg:y="2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  <draw:custom-shape draw:style-name="gr3" draw:text-style-name="P2" draw:layer="layout" svg:width="17.5cm" svg:height="12.25cm" svg:x="1.5cm" svg:y="8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  <draw:custom-shape draw:style-name="gr4" draw:text-style-name="P2" draw:layer="layout" svg:width="13.75cm" svg:height="1cm" svg:x="3cm" svg:y="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  <draw:custom-shape draw:style-name="gr4" draw:text-style-name="P2" draw:layer="layout" svg:width="13.75cm" svg:height="1cm" svg:x="3cm" svg:y="10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  <draw:custom-shape draw:style-name="gr5" draw:text-style-name="P2" draw:layer="layout" svg:width="3cm" svg:height="1.25cm" svg:x="3.5cm" svg:y="1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  <draw:frame draw:style-name="gr6" draw:text-style-name="P1" draw:layer="layout" svg:width="3.008cm" svg:height="0.962cm" svg:x="3.492cm" svg:y="18.25cm">
          <draw:text-box>
            <text:p>Add item</text:p>
          </draw:text-box>
        </draw:frame>
        <draw:frame draw:style-name="gr7" draw:text-style-name="P1" draw:layer="layout" svg:width="1cm" svg:height="0.962cm" svg:x="16.75cm" svg:y="10.288cm">
          <draw:text-box>
            <text:p>x</text:p>
          </draw:text-box>
        </draw:frame>
        <draw:frame draw:style-name="gr7" draw:text-style-name="P1" draw:layer="layout" svg:width="1cm" svg:height="0.962cm" svg:x="16.75cm" svg:y="12cm">
          <draw:text-box>
            <text:p>x</text:p>
          </draw:text-box>
        </draw:frame>
        <draw:custom-shape draw:style-name="gr8" draw:text-style-name="P2" draw:layer="layout" svg:width="4cm" svg:height="1.25cm" svg:x="12.5cm" svg:y="17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switched="true" draw:handle-range-y-minimum="0" draw:handle-range-y-maximum="10800" draw:handle-position="left $0" draw:handle-position-x="left" draw:handle-position-y="$0"/>
          </draw:enhanced-geometry>
        </draw:custom-shape>
        <draw:frame draw:style-name="gr6" draw:text-style-name="P1" draw:layer="layout" svg:width="4.314cm" svg:height="0.962cm" svg:x="12.25cm" svg:y="18.038cm">
          <draw:text-box>
            <text:p>Save todo list</text:p>
          </draw:text-box>
        </draw:frame>
        <draw:frame draw:style-name="gr9" draw:text-style-name="P1" draw:layer="layout" svg:width="12.25cm" svg:height="0.962cm" svg:x="3.75cm" svg:y="10.75cm">
          <draw:text-box>
            <text:p>1 2 <text:s text:c="9"/>3 <text:s text:c="42"/>4 5</text:p>
          </draw:text-box>
        </draw:frame>
        <draw:frame draw:style-name="gr10" draw:text-style-name="P1" draw:layer="layout" svg:width="17.75cm" svg:height="6cm" svg:x="2cm" svg:y="21.75cm">
          <draw:text-box>
            <text:p>1: icon type: list box with values in icons: Do Event Create Ask</text:p>
            <text:p>2: brief title e.g. Study</text:p>
            <text:p>3. content, a longest description</text:p>
            <text:p>4: due time: dd/mm/yy</text:p>
            <text:p text:style-name="P3">5: check item completed as tick icon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7:05:25.606311773</meta:creation-date>
    <dc:date>2025-11-04T17:16:28.559988249</dc:date>
    <meta:editing-duration>PT11M3S</meta:editing-duration>
    <meta:editing-cycles>2</meta:editing-cycles>
    <meta:generator>LibreOffice/25.2.7.2$Linux_X86_64 LibreOffice_project/520$Build-2</meta:generator>
    <meta:document-statistic meta:object-count="13"/>
  </office:meta>
</office:document-meta>
</file>